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ame of Fruits</text:p>
          </table:table-cell>
          <table:table-cell/>
          <table:table-cell table:style-name="ce1" office:value-type="string" calcext:value-type="string">
            <text:p>Music target</text:p>
          </table:table-cell>
        </table:table-row>
        <table:table-row table:style-name="ro1">
          <table:table-cell office:value-type="string" calcext:value-type="string">
            <text:p>Pear, Pinapple, Apple </text:p>
          </table:table-cell>
          <table:table-cell/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Tomato, Banana</text:p>
          </table:table-cell>
          <table:table-cell/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ango, Strawberry</text:p>
          </table:table-cell>
          <table:table-cell/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Lemon, Orange, Avocado</text:p>
          </table:table-cell>
          <table:table-cell/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Grape, Guava</text:p>
          </table:table-cell>
          <table:table-cell/>
          <table:table-cell office:value-type="string" calcext:value-type="string">
            <text:p>Ear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16:52.442888408</meta:creation-date>
    <dc:date>2018-06-19T12:20:03.495852172</dc:date>
    <meta:editing-duration>PT3M11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